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officeooo:rsid="00166ed5" officeooo:paragraph-rsid="00166ed5" fo:background-color="transparent" style:font-size-asian="12pt" style:font-size-complex="12pt"/>
    </style:style>
    <style:style style:name="P2" style:family="paragraph" style:parent-style-name="Standard">
      <style:text-properties fo:color="#000000" style:font-name="Arial" fo:font-size="12pt" officeooo:rsid="00166ed5" officeooo:paragraph-rsid="001ab96c" fo:background-color="transparent" style:font-size-asian="12pt" style:font-size-complex="12pt"/>
    </style:style>
    <style:style style:name="P3" style:family="paragraph" style:parent-style-name="Standard">
      <style:text-properties fo:color="#000000" style:font-name="Arial" fo:font-size="12pt" officeooo:rsid="00166ed5" officeooo:paragraph-rsid="001c2414" fo:background-color="transparent" style:font-size-asian="12pt" style:font-size-complex="12pt"/>
    </style:style>
    <style:style style:name="P4" style:family="paragraph" style:parent-style-name="Standard">
      <style:text-properties fo:color="#000000" style:font-name="Arial" fo:font-size="12pt" officeooo:rsid="001ab96c" officeooo:paragraph-rsid="001ab96c" fo:background-color="transparent" style:font-size-asian="12pt" style:font-size-complex="12pt"/>
    </style:style>
    <style:style style:name="P5" style:family="paragraph" style:parent-style-name="Standard">
      <style:text-properties fo:color="#000000" style:font-name="Arial" fo:font-size="12pt" officeooo:rsid="0017f954" officeooo:paragraph-rsid="0017f954" fo:background-color="transparent" style:font-size-asian="12pt" style:font-size-complex="12pt"/>
    </style:style>
    <style:style style:name="P6" style:family="paragraph" style:parent-style-name="Standard">
      <style:text-properties fo:color="#000000" style:font-name="Arial" fo:font-size="12pt" officeooo:rsid="001c2414" officeooo:paragraph-rsid="001c46b0" fo:background-color="transparent" style:font-size-asian="12pt" style:font-size-complex="12pt"/>
    </style:style>
    <style:style style:name="P7" style:family="paragraph" style:parent-style-name="Standard">
      <style:text-properties fo:color="#000000" fo:font-size="14pt" fo:font-weight="bold" officeooo:rsid="00166ed5" officeooo:paragraph-rsid="00166ed5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officeooo:rsid="00166ed5" officeooo:paragraph-rsid="00166ed5"/>
    </style:style>
    <style:style style:name="T1" style:family="text">
      <style:text-properties fo:font-variant="normal" fo:text-transform="none" fo:color="#373a3c" fo:letter-spacing="normal"/>
    </style:style>
    <style:style style:name="T2" style:family="text">
      <style:text-properties fo:font-variant="normal" fo:text-transform="none" fo:color="#373a3c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1afe6b"/>
    </style:style>
    <style:style style:name="T6" style:family="text">
      <style:text-properties officeooo:rsid="0017f954"/>
    </style:style>
    <style:style style:name="T7" style:family="text">
      <style:text-properties officeooo:rsid="00181d60"/>
    </style:style>
    <style:style style:name="T8" style:family="text">
      <style:text-properties officeooo:rsid="001929ff"/>
    </style:style>
    <style:style style:name="T9" style:family="text">
      <style:text-properties officeooo:rsid="001afe6b"/>
    </style:style>
    <style:style style:name="T10" style:family="text">
      <style:text-properties officeooo:rsid="001c4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pielgenres:</text:p>
      <text:p text:style-name="P8"/>
      <text:p text:style-name="P1"><text:span text:style-name="T4">Überlege, welche technischen Anforderungen</text:span><text:span text:style-name="T3"> </text:span><text:span text:style-name="T4">in den verschiedenen Genres jeweils wichtig sind, also z. B. hohe </text:span><text:span text:style-name="T5">Grafikqualität</text:span><text:span text:style-name="T4"> oder gute Physiksimulation usw. Stelle eine Übersicht von mindestens 5 Genres</text:span><text:span text:style-name="T3"> </text:span><text:span text:style-name="T4">und ihrer Anforderungen zusammen. Versuche, die Anforderungen zu begründen.</text:span> </text:p>
      <text:p text:style-name="P2"/>
      <text:p text:style-name="P2">Shooter: <text:span text:style-name="T7">hohe Graphikqualität (oder außergewöhnlicher Grafikstyle) um sich von <text:tab/><text:tab/>ähnlichen Shootern abzuheben</text:span></text:p>
      <text:p text:style-name="P2"><text:span text:style-name="T7"><text:tab/>gute Hitboxen, da Spieler sonst schnell frustriert sein können</text:span></text:p>
      <text:p text:style-name="P2"/>
      <text:p text:style-name="P4">Fighting Games: das Spiel muss möglichst schnell <text:span text:style-name="T9">und flüssig</text:span> auf Eingaben das Spielers <text:tab/><text:span text:style-name="T9">reagieren</text:span></text:p>
      <text:p text:style-name="P1"/>
      <text:p text:style-name="P1">Textadventures: <text:span text:style-name="T9">Braucht keine guten Grafiken, da es nur über Text funktioniert</text:span></text:p>
      <text:p text:style-name="P1"><text:tab/>graphik-Adventures</text:p>
      <text:p text:style-name="P3"/>
      <text:p text:style-name="P3"><text:span text:style-name="T8">MOBA und MMORPG: schnelle und stabile Server</text:span></text:p>
      <text:p text:style-name="P1"/>
      <text:p text:style-name="P6">Simulatoren: hoher Realismusgrad, <text:span text:style-name="T10">abhängig was simuliert wird, sind andere Aspekte <text:tab/>wichtiger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2:45:33.549000000</meta:creation-date>
    <dc:date>2020-11-16T15:58:44.713000000</dc:date>
    <meta:editing-duration>PT2H11M37S</meta:editing-duration>
    <meta:editing-cycles>3</meta:editing-cycles>
    <meta:generator>Neat_Office/6.2.8.2$Windows_x86 LibreOffice_project/</meta:generator>
    <meta:document-statistic meta:table-count="0" meta:image-count="0" meta:object-count="0" meta:page-count="1" meta:paragraph-count="9" meta:word-count="102" meta:character-count="795" meta:non-whitespace-character-count="694"/>
  </office:meta>
</office:document-meta>
</file>